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428f7" officeooo:paragraph-rsid="000428f7"/>
    </style:style>
    <style:style style:name="P2" style:family="paragraph" style:parent-style-name="Text_20_body" style:list-style-name="L4">
      <style:text-properties officeooo:rsid="000428f7" officeooo:paragraph-rsid="000428f7"/>
    </style:style>
    <style:style style:name="P3" style:family="paragraph" style:parent-style-name="Text_20_body" style:list-style-name="L4">
      <style:text-properties officeooo:rsid="000428f7" officeooo:paragraph-rsid="00052371"/>
    </style:style>
    <style:style style:name="P4" style:family="paragraph" style:parent-style-name="Text_20_body" style:list-style-name="L4">
      <style:text-properties officeooo:paragraph-rsid="000428f7"/>
    </style:style>
    <style:style style:name="P5" style:family="paragraph" style:parent-style-name="Text_20_body" style:list-style-name="L4">
      <style:text-properties officeooo:rsid="00052371" officeooo:paragraph-rsid="00052371"/>
    </style:style>
    <style:style style:name="P6" style:family="paragraph" style:parent-style-name="Text_20_body">
      <style:text-properties officeooo:rsid="00052371" officeooo:paragraph-rsid="00052371"/>
    </style:style>
    <style:style style:name="P7" style:family="paragraph" style:parent-style-name="Text_20_body">
      <style:text-properties officeooo:rsid="0005a557" officeooo:paragraph-rsid="0005a557"/>
    </style:style>
    <style:style style:name="P8" style:family="paragraph" style:parent-style-name="Text_20_body" style:list-style-name="L5">
      <style:text-properties officeooo:rsid="0005a557" officeooo:paragraph-rsid="0005a557"/>
    </style:style>
    <style:style style:name="P9" style:family="paragraph" style:parent-style-name="Text_20_body" style:list-style-name="L5">
      <style:text-properties officeooo:rsid="0005a557" officeooo:paragraph-rsid="000713e2"/>
    </style:style>
    <style:style style:name="P10" style:family="paragraph" style:parent-style-name="Text_20_body" style:list-style-name="L5">
      <style:text-properties officeooo:rsid="0006daa6" officeooo:paragraph-rsid="0006daa6"/>
    </style:style>
    <style:style style:name="P11" style:family="paragraph" style:parent-style-name="Text_20_body">
      <style:text-properties officeooo:rsid="000713e2" officeooo:paragraph-rsid="000713e2"/>
    </style:style>
    <style:style style:name="P12" style:family="paragraph" style:parent-style-name="Text_20_body">
      <style:text-properties fo:font-weight="bold" officeooo:rsid="0005a557" officeooo:paragraph-rsid="0005a557" style:font-weight-asian="bold" style:font-weight-complex="bold"/>
    </style:style>
    <style:style style:name="P13" style:family="paragraph" style:parent-style-name="Text_20_body">
      <style:text-properties fo:font-weight="bold" officeooo:rsid="000428f7" officeooo:paragraph-rsid="000428f7" style:font-weight-asian="bold" style:font-weight-complex="bold"/>
    </style:style>
    <style:style style:name="P14" style:family="paragraph" style:parent-style-name="Text_20_body" style:list-style-name="L6">
      <style:text-properties officeooo:rsid="000818ce" officeooo:paragraph-rsid="000818ce"/>
    </style:style>
    <style:style style:name="P15" style:family="paragraph" style:parent-style-name="Text_20_body" style:list-style-name="L6">
      <style:text-properties officeooo:rsid="000a149e" officeooo:paragraph-rsid="000a149e"/>
    </style:style>
    <style:style style:name="P16" style:family="paragraph" style:parent-style-name="Text_20_body">
      <style:text-properties officeooo:rsid="000a149e" officeooo:paragraph-rsid="000a149e"/>
    </style:style>
    <style:style style:name="P17" style:family="paragraph" style:parent-style-name="Subtitle">
      <style:text-properties officeooo:rsid="000bc0a8" officeooo:paragraph-rsid="000bc0a8"/>
    </style:style>
    <style:style style:name="T1" style:family="text">
      <style:text-properties officeooo:rsid="000428f7"/>
    </style:style>
    <style:style style:name="T2" style:family="text">
      <style:text-properties officeooo:rsid="00052371"/>
    </style:style>
    <style:style style:name="T3" style:family="text">
      <style:text-properties officeooo:rsid="0006daa6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officeooo:rsid="000713e2"/>
    </style:style>
    <style:style style:name="T7" style:family="text">
      <style:text-properties officeooo:rsid="000a14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layT</text:span>en<text:span text:style-name="T1">n</text:span>is ID3</text:p>
      <text:p text:style-name="P17">Adrián Arroyo Calle</text:p>
      <text:p text:style-name="P13">Entropía total</text:p>
      <text:p text:style-name="P1">H(tenis) = 5/14*log2(14/5)+9/14*log2(14/9) = 0.9402</text:p>
      <text:list xml:id="list1052847995" text:style-name="L4">
        <text:list-item>
          <text:p text:style-name="P4"><text:span text:style-name="T1">Ordenar por Outlook</text:span></text:p>
          <text:list>
            <text:list-item>
              <text:p text:style-name="P2">H(overcast) = 4/4*log2(4/4) = 0</text:p>
            </text:list-item>
            <text:list-item>
              <text:p text:style-name="P2">H(sunny) = 3/5*log2(5/3) + 2/5*log2(5/2) = 0.9709</text:p>
            </text:list-item>
            <text:list-item>
              <text:p text:style-name="P2">H(rain) = 2/5*log2(5/2) + 3/5*log2(5/3) = 0.9709</text:p>
            </text:list-item>
            <text:list-item>
              <text:p text:style-name="P2">G(tenis,outlook) = H(tenis) – 4/14*H(overcast) – 5/15*H(sunny) – 5/15*H(rain) = 0.2<text:span text:style-name="T2">467</text:span></text:p>
            </text:list-item>
          </text:list>
        </text:list-item>
        <text:list-item>
          <text:p text:style-name="P2"><text:s/>Ordenar por Temperature</text:p>
          <text:list>
            <text:list-item>
              <text:p text:style-name="P2">H(cool) = 3/4*log2(4/3) + 1/4*log2(4) = 0.8112</text:p>
            </text:list-item>
            <text:list-item>
              <text:p text:style-name="P2">H(hot) = 2/4*log2(2) + 2/4*log2(2) = 1</text:p>
            </text:list-item>
            <text:list-item>
              <text:p text:style-name="P2">H(mild) = 4/6*log2(6/4) + 2/6*log2(6/2) = 0.9182</text:p>
            </text:list-item>
            <text:list-item>
              <text:p text:style-name="P2">G(tenis,temperature) = H(tenis) – 4/14*H(cool) – 4/14*H(hot) – 6/14*H(mild) = <text:span text:style-name="T2">0.0292</text:span></text:p>
            </text:list-item>
          </text:list>
        </text:list-item>
        <text:list-item>
          <text:p text:style-name="P2">Ordenar por Humidity</text:p>
          <text:list>
            <text:list-item>
              <text:p text:style-name="P3">H(high) <text:span text:style-name="T2">= </text:span>3/<text:span text:style-name="T2">7</text:span>*log2(<text:span text:style-name="T2">7</text:span>/3) + <text:span text:style-name="T2">4</text:span>/<text:span text:style-name="T2">7</text:span>*log2(<text:span text:style-name="T2">7/4</text:span>) = 0.<text:span text:style-name="T2">9852</text:span></text:p>
            </text:list-item>
            <text:list-item>
              <text:p text:style-name="P3">H(normal) <text:span text:style-name="T2">= 6</text:span>/<text:span text:style-name="T2">7</text:span>*log2(<text:span text:style-name="T2">7</text:span>/<text:span text:style-name="T2">6</text:span>) + 1/<text:span text:style-name="T2">7</text:span>*log2(<text:span text:style-name="T2">7</text:span>) = 0.<text:span text:style-name="T2">5916</text:span></text:p>
            </text:list-item>
            <text:list-item>
              <text:p text:style-name="P5">G(tenis,humidity) = H(tenis) – 7/14*H(high) – 7/14*H(normal) = 0.1518</text:p>
            </text:list-item>
          </text:list>
        </text:list-item>
        <text:list-item>
          <text:p text:style-name="P2">Ordenar por Wind</text:p>
          <text:list>
            <text:list-item>
              <text:p text:style-name="P2">H(<text:span text:style-name="T2">strong</text:span>) <text:span text:style-name="T2">= 3/6*log2(6/3) + 3/6*log2(6/3) = 1</text:span></text:p>
            </text:list-item>
            <text:list-item>
              <text:p text:style-name="P2">H(<text:span text:style-name="T2">weak</text:span>) <text:span text:style-name="T2">= 6/8*log2(8/6) + 2/8*log2(8/2) = 0.8112</text:span></text:p>
            </text:list-item>
            <text:list-item>
              <text:p text:style-name="P5">G(tenis,wind) = H(tenis) – 6/14*H(strong) – 8/14*H(weak) = 0.0480</text:p>
            </text:list-item>
          </text:list>
        </text:list-item>
      </text:list>
      <text:p text:style-name="P6">La mayor ganancia de información se obtiene con la variable Outlook.</text:p>
      <text:p text:style-name="P1"/>
      <text:p text:style-name="P12">Subproblema Overcast</text:p>
      <text:p text:style-name="P7"><text:tab/>No existe posibilidad de NO, por tanto siempre YES</text:p>
      <text:p text:style-name="P12">Subpro<text:span text:style-name="T3">b</text:span>lema Sunny</text:p>
      <text:p text:style-name="P7"><text:tab/>H(sunny) = 0.9709</text:p>
      <text:list xml:id="list3181537215" text:style-name="L5">
        <text:list-item>
          <text:p text:style-name="P8"><text:soft-page-break/>Ordenar por Temperature</text:p>
          <text:list>
            <text:list-item>
              <text:p text:style-name="P8">H(cool) <text:span text:style-name="T3">= 1/1*log2(1) = 0</text:span></text:p>
            </text:list-item>
            <text:list-item>
              <text:p text:style-name="P8">H(hot) <text:span text:style-name="T3">= 2/2*log2(2/2) = 0</text:span></text:p>
            </text:list-item>
            <text:list-item>
              <text:p text:style-name="P8">H(mild) <text:span text:style-name="T3">= 1/2*log2(2) + 1/2*log2(2) = 1</text:span></text:p>
            </text:list-item>
            <text:list-item>
              <text:p text:style-name="P10">G(sunny,temperature) = H(sunny) – 1/5*H(cool) – 1/5*H(hot) – 1/5*H(mild) = 0.7708</text:p>
            </text:list-item>
          </text:list>
        </text:list-item>
        <text:list-item>
          <text:p text:style-name="P8">Ordenar por Humidity</text:p>
          <text:list>
            <text:list-item>
              <text:p text:style-name="P8">H(high) <text:span text:style-name="T3">= 3/3*log2(3/3) = 0</text:span></text:p>
            </text:list-item>
            <text:list-item>
              <text:p text:style-name="P8">H(normal) <text:span text:style-name="T3">= 2/2*log(2/2) = 0</text:span></text:p>
            </text:list-item>
            <text:list-item>
              <text:p text:style-name="P10">G(sunny,humidity) = H(sunny) -3/5*H(high) -<text:span text:style-name="T5">2/5*H(normal) = 0.9709</text:span></text:p>
            </text:list-item>
          </text:list>
        </text:list-item>
        <text:list-item>
          <text:p text:style-name="P8">Ordenar por Wind</text:p>
          <text:list>
            <text:list-item>
              <text:p text:style-name="P9">H(weak) <text:span text:style-name="T6">= 2/3*log2(3/2) + 1/3*log2(3/1) = 0.9182</text:span></text:p>
            </text:list-item>
            <text:list-item>
              <text:p text:style-name="P9">H(strong) <text:span text:style-name="T6">= 1/2*log2(2) + 1/2*log2(2) = 1</text:span></text:p>
            </text:list-item>
          </text:list>
        </text:list-item>
      </text:list>
      <text:p text:style-name="P11">La mayor ganancia de información se obtiene con la variable Humidity. En el subproblema Humidity se obtiene un resultado final.</text:p>
      <text:p text:style-name="P12">Subproblema Rain</text:p>
      <text:p text:style-name="P7"><text:tab/>H(rain) = 0.9709</text:p>
      <text:list xml:id="list3848633344" text:style-name="L6">
        <text:list-item>
          <text:p text:style-name="P14">Ordenar por Temperature</text:p>
          <text:list>
            <text:list-item>
              <text:p text:style-name="P14">H(cool) = <text:span text:style-name="T6">1/2*log2(2) + 1/2*log2(2) = 1</text:span></text:p>
            </text:list-item>
            <text:list-item>
              <text:p text:style-name="P14">H(hot) = 0</text:p>
            </text:list-item>
            <text:list-item>
              <text:p text:style-name="P14">H(mild) = <text:span text:style-name="T6">2/3*log2(3/2) + 1/3*log2(3/1) = 0.9182</text:span></text:p>
            </text:list-item>
            <text:list-item>
              <text:p text:style-name="P14">G(rain,temperature) = H(rain) – 2/5*H(cool) – 3/5*H(mild) = 0.0199</text:p>
            </text:list-item>
          </text:list>
        </text:list-item>
        <text:list-item>
          <text:p text:style-name="P14">Ordenar por Humidity</text:p>
          <text:list>
            <text:list-item>
              <text:p text:style-name="P14">H(high) = <text:span text:style-name="T6">1/2*log2(2) + 1/2*log2(2) = 1</text:span></text:p>
            </text:list-item>
            <text:list-item>
              <text:p text:style-name="P14">H(normal) = <text:span text:style-name="T6">2/3*log2(3/2) + 1/3*log2(3/1) = 0.9182</text:span></text:p>
            </text:list-item>
            <text:list-item>
              <text:p text:style-name="P14">G(rain,humidity) = H(rain) – 2/5*H(high) -3/5*H(mild) = 0.0199</text:p>
            </text:list-item>
          </text:list>
        </text:list-item>
        <text:list-item>
          <text:p text:style-name="P14">Ordenar por Wind</text:p>
          <text:list>
            <text:list-item>
              <text:p text:style-name="P14">H(strong) = <text:span text:style-name="T7">2/2*log2(2/2) = 0</text:span></text:p>
            </text:list-item>
            <text:list-item>
              <text:p text:style-name="P15">H(weak) = 3/3*log2(3/3) = 0</text:p>
            </text:list-item>
            <text:list-item>
              <text:p text:style-name="P15">G(rain,wind) = H(rain) -2/5*H(high) -3/5*H(weak) = 0.9709</text:p>
            </text:list-item>
          </text:list>
        </text:list-item>
      </text:list>
      <text:p text:style-name="P16"><text:soft-page-break/>La mayor ganancia de información se obtiene con la variable Wind. En el subproblema Wind se obtiene el resultado fin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9:41:40.009797166</meta:creation-date>
    <dc:date>2019-02-07T22:05:57.917566536</dc:date>
    <meta:editing-duration>PT19M55S</meta:editing-duration>
    <meta:editing-cycles>5</meta:editing-cycles>
    <meta:generator>LibreOffice/6.1.4.2$Linux_X86_64 LibreOffice_project/10$Build-2</meta:generator>
    <meta:document-statistic meta:table-count="0" meta:image-count="0" meta:object-count="0" meta:page-count="3" meta:paragraph-count="56" meta:word-count="373" meta:character-count="2351" meta:non-whitespace-character-count="2057"/>
  </office:meta>
</office:document-meta>
</file>